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11" style:family="paragraph" style:parent-style-name="Example_20_Header">
      <style:text-properties officeooo:paragraph-rsid="0ce95318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 style:parent-style-name="Text_20_body" style:master-page-name="Standard">
      <style:paragraph-properties fo:text-align="end" style:justify-single-word="false" style:page-number="auto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rsid="174b538c" officeooo:paragraph-rsid="174b538c"/>
    </style:style>
    <style:style style:name="P16" style:family="paragraph" style:parent-style-name="Text_20_body" style:list-style-name="L1">
      <style:text-properties officeooo:rsid="174b9578" officeooo:paragraph-rsid="174b9578"/>
    </style:style>
    <style:style style:name="P17" style:family="paragraph" style:parent-style-name="Text_20_body">
      <style:text-properties officeooo:rsid="14802dd0" officeooo:paragraph-rsid="174af24d"/>
    </style:style>
    <style:style style:name="P18" style:family="paragraph" style:parent-style-name="Standard">
      <style:paragraph-properties fo:text-align="center" style:justify-single-word="false"/>
      <style:text-properties fo:font-size="26pt" officeooo:rsid="1754527c" officeooo:paragraph-rsid="1754527c" style:font-size-asian="26pt" style:font-size-complex="26pt"/>
    </style:style>
    <style:style style:name="P1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break-before="page"/>
      <style:text-properties officeooo:rsid="139f6ca3" officeooo:paragraph-rsid="108bcbf7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officeooo:rsid="136b6dd9"/>
    </style:style>
    <style:style style:name="T5" style:family="text">
      <style:text-properties officeooo:rsid="174b9a0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5"/>
      <text:p text:style-name="Text_20_body"/>
      <text:p text:style-name="Text_20_body"/>
      <text:p text:style-name="P10">Dakara</text:p>
      <text:p text:style-name="P6"/>
      <text:p text:style-name="P6"/>
      <text:p text:style-name="P18">campaign</text:p>
      <text:p text:style-name="P18"/>
      <text:p text:style-name="P18">Rozšiřující příručka ke hře Dakara: dungeoncraw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Společenská hra na prožívání příběhů</text:p>
      <text:p text:style-name="P8"/>
      <text:p text:style-name="P9"/>
      <text:p text:style-name="P3">Michal Světlý</text:p>
      <text:p text:style-name="P1"/>
      <text:p text:style-name="P1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9"><text:a xlink:type="simple" xlink:href="#__RefHeading___Toc2946_901242990" text:style-name="Internet_20_link" text:visited-style-name="Internet_20_link">TODO:</text:a><text:tab/>3</text:p>
        </text:index-body>
      </text:table-of-content>
      <text:p text:style-name="P11"/>
      <text:p text:style-name="P4"/>
      <text:p text:style-name="P2">Verze 0.<text:span text:style-name="T4">0.35</text:span></text:p>
      <text:p text:style-name="P11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20" text:outline-level="1"><text:bookmark-start text:name="__RefHeading___Toc2946_901242990"/>TODO:<text:bookmark-end text:name="__RefHeading___Toc2946_901242990"/></text:h>
      <text:list xml:id="list2307866972" text:style-name="L1">
        <text:list-item>
          <text:p text:style-name="P15">Kampaňová pravidla – stupně profesionality v boji</text:p>
          <text:list>
            <text:list-item>
              <text:p text:style-name="P14">Základní výcvik: +0  (řadoví vojáci a žoldáci, obyčejní lidé)</text:p>
            </text:list-item>
            <text:list-item>
              <text:p text:style-name="P14">Pokročilý výcvik: +1 (veteráni)</text:p>
            </text:list-item>
            <text:list-item>
              <text:p text:style-name="P14">Excelentní výcvik: +2 (elitní garda)</text:p>
            </text:list-item>
            <text:list-item>
              <text:p text:style-name="P14">Mistrovský výcvik: +3 (mistr šermu)</text:p>
              <text:p text:style-name="P16">Postavy nemají bojový výcvik ani čas na to, aby si jím prošly. Díky moci načerpané z krystalů <text:span text:style-name="T5">získávají nadlidské schopnosti: Jsou mnohem silnější, rychlejší a mají silnější duševní schopnosti než obyčejní lidé.</text:span></text:p>
            </text:list-item>
          </text:list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30T14:11:02.868000000</dc:date>
    <meta:print-date>2113-01-01T00:00:00</meta:print-date>
    <meta:editing-cycles>10888</meta:editing-cycles>
    <meta:editing-duration>P33DT22M47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4" meta:paragraph-count="20" meta:word-count="124" meta:character-count="798" meta:non-whitespace-character-count="698"/>
  </office:meta>
</office:document-meta>
</file>